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75" calcext:value-type="float">
            <text:p>75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60.5" calcext:value-type="float">
            <text:p>6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1.5" calcext:value-type="float">
            <text:p>61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table:number-columns-repeated="7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6T18:45:26.238539835</dc:date>
    <meta:editing-duration>PT5H54M20S</meta:editing-duration>
    <meta:editing-cycles>67</meta:editing-cycles>
    <meta:generator>LibreOffice/6.4.7.2$Linux_X86_64 LibreOffice_project/40$Build-2</meta:generator>
    <meta:document-statistic meta:table-count="1" meta:cell-count="255" meta:object-count="0"/>
  </office:meta>
</office:document-meta>
</file>